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T1" style:family="text">
      <style:text-properties officeooo:rsid="00130215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66553058" text:style-name="L1">
        <text:list-item>
          <text:p text:style-name="P1">Um homem apareceu após o proprietário ter apagado a luz de sua loja. <text:span text:style-name="T1">V</text:span></text:p>
        </text:list-item>
        <text:list-item>
          <text:p text:style-name="P2">O ladrão era um homem. <text:span text:style-name="T1">V</text:span></text:p>
        </text:list-item>
        <text:list-item>
          <text:p text:style-name="P2">O homem não exigiu dinheiro. <text:span text:style-name="T1">F</text:span></text:p>
        </text:list-item>
        <text:list-item>
          <text:p text:style-name="P2">O homem que abriu a caixa registradora era o proprietário. <text:span text:style-name="T1">i</text:span></text:p>
        </text:list-item>
        <text:list-item>
          <text:p text:style-name="P2">O proprietário da loja esvaziou o conteúdo da caixa registradora. <text:span text:style-name="T1">i</text:span></text:p>
        </text:list-item>
        <text:list-item>
          <text:p text:style-name="P2">Após ter esvaziado o conteúdo da caixa registradora, o homem fugiu. <text:span text:style-name="T1">v</text:span></text:p>
        </text:list-item>
        <text:list-item>
          <text:p text:style-name="P2">A história refere-se a uma série de acontecimentos onde se faz referência a apenas 3 pessoas: o proprietário da loja, um homem que pediu dinheiro e um membro da força policial. <text:span text:style-name="T1">i</text:span></text:p>
        </text:list-item>
        <text:list-item>
          <text:p text:style-name="P2">Os seguintes acontecimentos da loja são verdadeiros: alguém exigiu dinheiro, uma caixa registradora foi aberta, seu conteúdo foi esvaziado e um homem saiu correndo. <text:span text:style-name="T1">v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4:09:27.919186085</meta:creation-date>
    <meta:editing-duration>PT1M1S</meta:editing-duration>
    <meta:editing-cycles>2</meta:editing-cycles>
    <meta:generator>LibreOffice/6.4.7.2$Linux_X86_64 LibreOffice_project/40$Build-2</meta:generator>
    <dc:date>2022-05-06T14:10:15.094185826</dc:date>
    <meta:document-statistic meta:table-count="0" meta:image-count="0" meta:object-count="0" meta:page-count="1" meta:paragraph-count="8" meta:word-count="125" meta:character-count="680" meta:non-whitespace-character-count="571"/>
  </office:meta>
</office:document-meta>
</file>